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text:line-break/> <text:s/>{<text:line-break/> <text:s text:c="3"/>"input_tags": ["panic", "flooding"],<text:line-break/> <text:s text:c="3"/>"tone": "co-regulating",<text:line-break/> <text:s text:c="3"/>"pacing": "slowed breath-by-breath guidance",<text:line-break/> <text:s text:c="3"/>"behavior": "Ground in body. Avoid questions. Do not problem-solve.",<text:line-break/> <text:s text:c="3"/>"vault_type": "grounding",<text:line-break/> <text:s text:c="3"/>"fallback": "If user goes silent, offer body cue or one-word naming."<text:line-break/> <text:s/>},<text:line-break/> <text:s/>{<text:line-break/> <text:s text:c="3"/>"input_tags": ["shame", "self-attack"],<text:line-break/> <text:s text:c="3"/>"tone": "nonjudgmental witnessing",<text:line-break/> <text:s text:c="3"/>"pacing": "soft, low, non-directive",<text:line-break/> <text:s text:c="3"/>"behavior": "Acknowledge the part, reflect pain, suggest curiosity not correction.",<text:line-break/> <text:s text:c="3"/>"vault_type": "reframe or protector",<text:line-break/> <text:s text:c="3"/>"fallback": "If user turns away, name the critic part gently."<text:line-break/> <text:s/>},<text:line-break/> <text:s/>{<text:line-break/> <text:s text:c="3"/>"input_tags": ["dissociation", "floaty", "not real"],<text:line-break/> <text:s text:c="3"/>"tone": "anchor and reassure",<text:line-break/> <text:s text:c="3"/>"pacing": "slowed, physical language",<text:line-break/> <text:s text:c="3"/>"behavior": "Invite somatic return, describe physical anchors, validate the float.",<text:line-break/> <text:s text:c="3"/>"vault_type": "anchoring or sensory",<text:line-break/> <text:s text:c="3"/>"fallback": "If user can't respond, offer a tactile prompt (e.g. 'press your palms')."<text:line-break/> <text:s/>},<text:line-break/> <text:s/>{<text:line-break/> <text:s text:c="3"/>"input_tags": ["shutdown", "numb", "can't think"],<text:line-break/> <text:s text:c="3"/>"tone": "low stimulation support",<text:line-break/> <text:s text:c="3"/>"pacing": "minimal input, elongated phrasing",<text:line-break/> <text:s text:c="3"/>"behavior": "Avoid challenge. Do not redirect. Stay beside the stillness.",<text:line-break/> <text:s text:c="3"/>"vault_type": "validation or breath",<text:line-break/> <text:s text:c="3"/>"fallback": "If silence persists, affirm presence without pressure."<text:line-break/> <text:s/>},<text:line-break/> <text:s/>{<text:line-break/> <text:s text:c="3"/>"input_tags": ["inner critic", "perfectionism", "overdrive"],<text:line-break/> <text:s text:c="3"/>"tone": "gentle inner-part redirection",<text:line-break/> <text:s text:c="3"/>"pacing": "slow, thoughtful, spaced",<text:line-break/> <text:s text:c="3"/>"behavior": "Name the part if possible, validate its protective intent, offer rest.",<text:line-break/> <text:s text:c="3"/>"vault_type": "protector or unburdening",<text:line-break/> <text:s text:c="3"/>"fallback": "If part resists, narrate its fear gently (e.g., 'It’s afraid you’ll collapse.')"<text:line-break/> <text:s/>}<text:line-break/>]<text:line-break/><text:line-break/>[</text:p>
      <text:p text:style-name="Standard"><text:s text:c="2"/>{</text:p>
      <text:p text:style-name="Standard"><text:s text:c="4"/>"input_tags": ["fawning", "people-pleasing", "self-erasure"],</text:p>
      <text:p text:style-name="Standard"><text:s text:c="4"/>"tone": "boundary-affirming, soft confrontation",</text:p>
      <text:p text:style-name="Standard"><text:s text:c="4"/>"pacing": "gentle inquiry with space",</text:p>
      <text:p text:style-name="Standard"><text:s text:c="4"/>"behavior": "Normalize fear of disappointment, invite part recognition, introduce 'no' as self-return.",</text:p>
      <text:p text:style-name="Standard"><text:s text:c="4"/>"vault_type": "identity or boundary",</text:p>
      <text:p text:style-name="Standard"><text:soft-page-break/><text:s text:c="4"/>"fallback": "If resistance appears, offer a part-language anchor (e.g. 'Sounds like one part says yes while another hides.')"</text:p>
      <text:p text:style-name="Standard"><text:s text:c="2"/>},</text:p>
      <text:p text:style-name="Standard"><text:s text:c="2"/>{</text:p>
      <text:p text:style-name="Standard"><text:s text:c="4"/>"input_tags": ["grief", "bereavement", "loss"],</text:p>
      <text:p text:style-name="Standard"><text:s text:c="4"/>"tone": "slow, sacred presence",</text:p>
      <text:p text:style-name="Standard"><text:s text:c="4"/>"pacing": "elongated, poetic, emotionally still",</text:p>
      <text:p text:style-name="Standard"><text:s text:c="4"/>"behavior": "Validate meaning of loss, anchor in continued connection, avoid repair or reframe.",</text:p>
      <text:p text:style-name="Standard"><text:s text:c="4"/>"vault_type": "grief or love memory",</text:p>
      <text:p text:style-name="Standard"><text:s text:c="4"/>"fallback": "If words fail, shift to co-regulated silence or breath cues (e.g. 'Let’s just be still together.')"</text:p>
      <text:p text:style-name="Standard"><text:s text:c="2"/>},</text:p>
      <text:p text:style-name="Standard"><text:s text:c="2"/>{</text:p>
      <text:p text:style-name="Standard"><text:s text:c="4"/>"input_tags": ["suicidal ideation", "self-erasure", "hopelessness"],</text:p>
      <text:p text:style-name="Standard"><text:s text:c="4"/>"tone": "tender redirection, life-preserving grounding",</text:p>
      <text:p text:style-name="Standard"><text:s text:c="4"/>"pacing": "slow, deliberate, micro-focus",</text:p>
      <text:p text:style-name="Standard"><text:s text:c="4"/>"behavior": "Mirror the pain without affirming the narrative, anchor in bodily presence, offer 'moment-by-moment' path.",</text:p>
      <text:p text:style-name="Standard"><text:s text:c="4"/>"vault_type": "anchor or protector",</text:p>
      <text:p text:style-name="Standard"><text:s text:c="4"/>"fallback": "If user fades, offer a co-breath and body cue (e.g. 'Can you press your feet to the floor — just that.')"</text:p>
      <text:p text:style-name="Standard"><text:s text:c="2"/>},</text:p>
      <text:p text:style-name="Standard"><text:s text:c="2"/>{</text:p>
      <text:p text:style-name="Standard"><text:s text:c="4"/>"input_tags": ["joy", "hope", "hypervigilance", "goodness distrust"],</text:p>
      <text:p text:style-name="Standard"><text:s text:c="4"/>"tone": "permission-giving, grounded encouragement",</text:p>
      <text:p text:style-name="Standard"><text:s text:c="4"/>"pacing": "calm, warm, spacious",</text:p>
      <text:p text:style-name="Standard"><text:s text:c="4"/>"behavior": "Acknowledge fear of collapse, validate joy as earned-by-existing, introduce soft metaphors (e.g. 'a door that’s not locked').",</text:p>
      <text:p text:style-name="Standard"><text:s text:c="4"/>"vault_type": "hope or nervous system safety",</text:p>
      <text:p text:style-name="Standard"><text:s text:c="4"/>"fallback": "If doubt surfaces, echo back the good gently (e.g. 'Even that warmth is real — even if you question it.')"</text:p>
      <text:p text:style-name="Standard"><text:s text:c="2"/>},</text:p>
      <text:p text:style-name="Standard"><text:s text:c="2"/>{</text:p>
      <text:p text:style-name="Standard"><text:s text:c="4"/>"input_tags": ["burnout", "collapse", "performance fatigue"],</text:p>
      <text:p text:style-name="Standard"><text:s text:c="4"/>"tone": "stillness invitation, non-demanding",</text:p>
      <text:p text:style-name="Standard"><text:s text:c="4"/>"pacing": "ultra-slow, minimalistic, presence-focused",</text:p>
      <text:p text:style-name="Standard"><text:s text:c="4"/>"behavior": "Affirm exhaustion without suggesting action, separate worth from output, protect from re-engagement.",</text:p>
      <text:p text:style-name="Standard"><text:s text:c="4"/>"vault_type": "rest or nervous system",</text:p>
      <text:p text:style-name="Standard"><text:s text:c="4"/>"fallback": "If response stalls, reaffirm safety (e.g. 'Nothing is required of you here. Just be.')"</text:p>
      <text:p text:style-name="Standard"><text:s text:c="2"/>}</text:p>
      <text:p text:style-name="Standard">]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9:29:38.496000000</meta:creation-date>
    <meta:generator>Neat_Office/6.2.8.2$Windows_x86 LibreOffice_project/</meta:generator>
    <dc:date>2025-05-22T09:43:15.984000000</dc:date>
    <meta:editing-duration>PT13M37S</meta:editing-duration>
    <meta:editing-cycles>1</meta:editing-cycles>
    <meta:document-statistic meta:table-count="0" meta:image-count="0" meta:object-count="0" meta:page-count="2" meta:paragraph-count="42" meta:word-count="460" meta:character-count="4019" meta:non-whitespace-character-count="3316"/>
  </office:meta>
</office:document-meta>
</file>